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6.608cm" fo:min-width="7.374cm" draw:shadow="visible" draw:shadow-offset-x="0.102cm" draw:shadow-offset-y="0.102cm"/>
    </style:style>
    <style:style style:name="gr2" style:family="graphic" style:parent-style-name="standard">
      <style:graphic-properties draw:stroke="none" svg:stroke-color="#000000" draw:fill="none" draw:fill-color="#ffffff" fo:min-height="1.575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1.338cm" fo:min-width="1.66cm"/>
    </style:style>
    <style:style style:name="gr4" style:family="graphic" style:parent-style-name="standard">
      <style:graphic-properties svg:stroke-color="#000000" draw:fill-color="#eeeeee" draw:textarea-horizontal-align="justify" draw:textarea-vertical-align="middle" draw:auto-grow-height="false" fo:min-height="1.147cm" fo:min-width="5.723cm" draw:shadow="visible" draw:shadow-offset-x="0.102cm" draw:shadow-offset-y="0.10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639cm" fo:min-width="0.152cm" draw:shadow-opacity="0%"/>
    </style:style>
    <style:style style:name="gr8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639cm" fo:min-width="0.153cm" draw:shadow-opacity="0%"/>
    </style:style>
    <style:style style:name="gr9" style:family="graphic" style:parent-style-name="standard">
      <style:graphic-properties svg:stroke-color="#000000" draw:fill-color="#eeeeee" draw:textarea-horizontal-align="justify" draw:textarea-vertical-align="middle" draw:auto-grow-height="false" fo:min-height="9.783cm" fo:min-width="6.485cm" draw:shadow="visible" draw:shadow-offset-x="0.102cm" draw:shadow-offset-y="0.102cm"/>
    </style:style>
    <style:style style:name="gr10" style:family="graphic" style:parent-style-name="standard">
      <style:graphic-properties draw:stroke="none" svg:stroke-color="#000000" draw:fill="none" draw:fill-color="#ffffff" fo:min-height="0.839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896cm" fo:min-width="1.789cm" draw:shadow="visible" draw:shadow-offset-x="0.102cm" draw:shadow-offset-y="0.102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3.945cm" draw:shadow="visible" draw:shadow-offset-x="0.102cm" draw:shadow-offset-y="0.102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2.671cm" fo:min-width="4.453cm" draw:shadow="visible" draw:shadow-offset-x="0.102cm" draw:shadow-offset-y="0.102cm"/>
    </style:style>
    <style:style style:name="gr16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0pt" style:font-size-asian="18pt" style:font-size-complex="18pt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eeeeee"/>
      <style:paragraph-properties fo:text-align="center"/>
      <style:text-properties fo:font-size="16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1pt" fo:font-style="italic" style:font-size-asian="18pt" style:font-size-complex="18pt"/>
    </style:style>
    <style:style style:name="P9" style:family="paragraph">
      <loext:graphic-properties draw:fill-color="#ffffff" draw:opacity="0%"/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loext:graphic-properties draw:fill-color="#ffffff"/>
      <style:paragraph-properties fo:text-align="center"/>
      <style:text-properties fo:font-size="14pt" style:font-size-asian="18pt" style:font-size-complex="18pt"/>
    </style:style>
    <style:style style:name="P12" style:family="paragraph">
      <loext:graphic-properties draw:fill-color="#ffffff"/>
      <style:paragraph-properties fo:text-align="center"/>
      <style:text-properties fo:font-size="16pt" style:font-size-asian="18pt" style:font-size-complex="18pt"/>
    </style:style>
    <style:style style:name="P13" style:family="paragraph">
      <loext:graphic-properties draw:fill="none" draw:fill-color="#ffffff"/>
    </style:style>
    <style:style style:name="T1" style:family="text">
      <style:text-properties fo:font-size="20pt" style:font-size-asian="18pt" style:font-size-complex="18pt"/>
    </style:style>
    <style:style style:name="T2" style:family="text">
      <style:text-properties fo:font-size="16pt" style:font-size-asian="18pt" style:font-size-complex="18pt"/>
    </style:style>
    <style:style style:name="T3" style:family="text">
      <style:text-properties fo:font-size="11pt" fo:font-style="italic" style:font-size-asian="18pt" style:font-size-complex="18pt"/>
    </style:style>
    <style:style style:name="T4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874cm" svg:height="6.858cm" svg:x="2.905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699cm" svg:height="1.825cm" svg:x="4.493cm" svg:y="2.839cm">
          <draw:text-box>
            <text:p text:style-name="P2"><text:span text:style-name="T1">Data Service</text:span></text:p>
          </draw:text-box>
        </draw:frame>
        <draw:g>
          <draw:custom-shape draw:style-name="gr3" draw:text-style-name="P4" xml:id="id1" draw:id="id1" draw:layer="layout" svg:width="2.159cm" svg:height="2.54cm" svg:x="4.239cm" svg:y="4.81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" draw:text-style-name="P4" xml:id="id3" draw:id="id3" draw:layer="layout" svg:width="2.159cm" svg:height="2.54cm" svg:x="7.287cm" svg:y="4.81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4" draw:text-style-name="P6" draw:layer="layout" svg:width="6.223cm" svg:height="1.397cm" svg:x="3.794cm" svg:y="10.271cm">
          <text:p text:style-name="P5"><text:span text:style-name="T2">Projector and Rou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7" draw:layer="layout" svg:x1="5.319cm" svg:y1="7.35cm" svg:x2="6.342cm" svg:y2="10.271cm" draw:start-shape="id1" draw:start-glue-point="7" draw:end-shape="id2" draw:end-glue-point="0" svg:d="M5319 7350v1461h1023v1460" svg:viewBox="0 0 1024 2922">
          <text:p/>
        </draw:connector>
        <draw:connector draw:style-name="gr5" draw:text-style-name="P7" draw:layer="layout" svg:x1="8.367cm" svg:y1="7.35cm" svg:x2="7.595cm" svg:y2="10.271cm" draw:start-shape="id3" draw:start-glue-point="7" draw:end-shape="id4" svg:d="M8367 7350v1461h-772v1460" svg:viewBox="0 0 773 2922">
          <text:p/>
        </draw:connector>
        <draw:g>
          <draw:frame draw:style-name="gr6" draw:text-style-name="P8" draw:layer="layout" svg:width="2.413cm" svg:height="0.762cm" svg:x="4.124cm" svg:y="4.073cm">
            <draw:text-box>
              <text:p text:style-name="P2"><text:span text:style-name="T3">bucket 1</text:span></text:p>
            </draw:text-box>
          </draw:frame>
          <draw:frame draw:style-name="gr6" draw:text-style-name="P8" draw:layer="layout" svg:width="2.413cm" svg:height="0.762cm" svg:x="7.172cm" svg:y="4.073cm">
            <draw:text-box>
              <text:p text:style-name="P2"><text:span text:style-name="T3">bucket 2</text:span></text:p>
            </draw:text-box>
          </draw:frame>
        </draw:g>
        <draw:frame draw:style-name="gr6" draw:text-style-name="P8" draw:layer="layout" svg:width="3.556cm" svg:height="0.762cm" svg:x="5.064cm" svg:y="7.477cm">
          <draw:text-box>
            <text:p text:style-name="P2"><text:span text:style-name="T3">DCP streaming</text:span></text:p>
          </draw:text-box>
        </draw:frame>
        <draw:custom-shape draw:style-name="gr7" draw:text-style-name="P9" xml:id="id2" draw:id="id2" draw:layer="layout" svg:width="0.652cm" svg:height="0.889cm" svg:x="6.016cm" svg:y="10.27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xml:id="id4" draw:id="id4" draw:layer="layout" svg:width="0.652cm" svg:height="0.889cm" svg:x="7.269cm" svg:y="10.2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653cm" svg:height="0.889cm" svg:x="6.567cm" svg:y="10.27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6.985cm" svg:height="10.033cm" svg:x="12.176cm" svg:y="2.651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4.572cm" svg:height="1.089cm" svg:x="13.319cm" svg:y="2.905cm">
          <draw:text-box>
            <text:p text:style-name="P2">Index Service</text:p>
          </draw:text-box>
        </draw:frame>
        <draw:custom-shape draw:style-name="gr11" draw:text-style-name="P11" draw:layer="layout" svg:width="2.413cm" svg:height="1.27cm" svg:x="12.811cm" svg:y="4.429cm">
          <text:p text:style-name="P5"><text:span text:style-name="T4">Index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413cm" svg:height="1.27cm" svg:x="15.732cm" svg:y="4.429cm">
          <text:p text:style-name="P5"><text:span text:style-name="T4">Index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4.445cm" svg:height="1.905cm" svg:x="13.319cm" svg:y="9.89cm">
          <text:p text:style-name="P5">Supervisor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14.081cm" svg:y1="5.699cm" svg:x2="15.605cm" svg:y2="9.89cm">
          <text:p/>
        </draw:line>
        <draw:custom-shape draw:style-name="gr11" draw:text-style-name="P11" draw:layer="layout" svg:width="2.413cm" svg:height="1.27cm" svg:x="12.811cm" svg:y="6.179cm">
          <text:p text:style-name="P5"><text:span text:style-name="T4">Index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7" draw:layer="layout" svg:x1="16.875cm" svg:y1="5.699cm" svg:x2="15.605cm" svg:y2="9.89cm">
          <text:p/>
        </draw:line>
        <draw:line draw:style-name="gr13" draw:text-style-name="P7" draw:layer="layout" svg:x1="14.081cm" svg:y1="7.477cm" svg:x2="15.605cm" svg:y2="9.89cm">
          <text:p/>
        </draw:line>
        <draw:line draw:style-name="gr13" draw:text-style-name="P7" draw:layer="layout" svg:x1="17.002cm" svg:y1="7.477cm" svg:x2="15.605cm" svg:y2="9.89cm">
          <text:p/>
        </draw:line>
        <draw:line draw:style-name="gr13" draw:text-style-name="P7" draw:layer="layout" svg:x1="14.081cm" svg:y1="9.128cm" svg:x2="15.605cm" svg:y2="9.89cm">
          <text:p/>
        </draw:line>
        <draw:line draw:style-name="gr13" draw:text-style-name="P7" draw:layer="layout" svg:x1="16.875cm" svg:y1="9.128cm" svg:x2="15.605cm" svg:y2="9.89cm">
          <text:p/>
        </draw:line>
        <draw:custom-shape draw:style-name="gr11" draw:text-style-name="P11" draw:layer="layout" svg:width="2.413cm" svg:height="1.27cm" svg:x="15.732cm" svg:y="6.179cm">
          <text:p text:style-name="P5"><text:span text:style-name="T4">Index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413cm" svg:height="1.27cm" svg:x="15.732cm" svg:y="7.858cm">
          <text:p text:style-name="P5"><text:span text:style-name="T4">Index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413cm" svg:height="1.27cm" svg:x="12.811cm" svg:y="7.858cm">
          <text:p text:style-name="P5"><text:span text:style-name="T4">Index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5" draw:layer="layout" svg:x1="10.017cm" svg:y1="10.906cm" svg:x2="13.319cm" svg:y2="10.906cm">
          <text:p/>
        </draw:line>
        <draw:custom-shape draw:style-name="gr15" draw:text-style-name="P1" draw:layer="layout" svg:width="4.953cm" svg:height="2.921cm" svg:x="20.558cm" svg:y="9.509cm">
          <text:p text:style-name="P5">Query </text:p>
          <text:p text:style-name="P5">Service</text:p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20.557cm" svg:y1="10.906cm" svg:x2="17.764cm" svg:y2="10.906cm">
          <text:p/>
        </draw:line>
        <draw:g>
          <draw:line draw:style-name="gr13" draw:text-style-name="P7" draw:layer="layout" svg:x1="11.541cm" svg:y1="1.762cm" svg:x2="11.541cm" svg:y2="15.097cm">
            <text:p/>
          </draw:line>
          <draw:line draw:style-name="gr13" draw:text-style-name="P7" draw:layer="layout" svg:x1="19.923cm" svg:y1="1.762cm" svg:x2="19.923cm" svg:y2="15.097cm">
            <text:p/>
          </draw:line>
          <draw:line draw:style-name="gr13" draw:text-style-name="P7" draw:layer="layout" svg:x1="2.143cm" svg:y1="15.097cm" svg:x2="26.654cm" svg:y2="15.097cm">
            <text:p/>
          </draw:line>
        </draw:g>
        <draw:frame draw:style-name="gr16" draw:text-style-name="P13" draw:layer="layout" svg:width="6.223cm" svg:height="1.016cm" svg:x="3.667cm" svg:y="13.7cm">
          <draw:text-box>
            <text:p>Data Service Node</text:p>
          </draw:text-box>
        </draw:frame>
        <draw:frame draw:style-name="gr16" draw:text-style-name="P13" draw:layer="layout" svg:width="6.223cm" svg:height="1.016cm" svg:x="12.684cm" svg:y="13.7cm">
          <draw:text-box>
            <text:p>Index Service Node</text:p>
          </draw:text-box>
        </draw:frame>
        <draw:frame draw:style-name="gr16" draw:text-style-name="P13" draw:layer="layout" svg:width="6.223cm" svg:height="1.016cm" svg:x="3.668cm" svg:y="13.7cm">
          <draw:text-box>
            <text:p>Data Service Node</text:p>
          </draw:text-box>
        </draw:frame>
        <draw:frame draw:style-name="gr16" draw:text-style-name="P13" draw:layer="layout" svg:width="6.223cm" svg:height="1.016cm" svg:x="3.668cm" svg:y="13.7cm">
          <draw:text-box>
            <text:p>Data Service Node</text:p>
          </draw:text-box>
        </draw:frame>
        <draw:frame draw:style-name="gr16" draw:text-style-name="P13" draw:layer="layout" svg:width="6.223cm" svg:height="1.016cm" svg:x="20.685cm" svg:y="13.7cm">
          <draw:text-box>
            <text:p>Query Service Nod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8-04-26T11:08:24.925681000</meta:creation-date>
    <dc:date>2018-05-18T15:25:58.421463000</dc:date>
    <meta:editing-duration>P22DT2H14M9S</meta:editing-duration>
    <meta:editing-cycles>5</meta:editing-cycles>
    <meta:generator>LibreOffice/6.3.2.2$MacOSX_X86_64 LibreOffice_project/98b30e735bda24bc04ab42594c85f7fd8be07b9c</meta:generator>
    <meta:document-statistic meta:object-count="42"/>
  </office:meta>
</office:document-meta>
</file>